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ne </text:p>
      <text:p text:style-name="Standard">two two</text:p>
      <text:p text:style-name="Standard">three three three</text:p>
      <text:p text:style-name="Standard">four four four fo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5-21T11:56:05</meta:creation-date>
    <dc:date>2008-07-16T23:30:58</dc:date>
    <meta:editing-cycles>11</meta:editing-cycles>
    <meta:editing-duration>PT1H10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10" meta:character-count="47"/>
  </office:meta>
</office:document-meta>
</file>